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c8ec1b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c8ec1b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c8ec1b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c8ec1b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c8ec1b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c8ec1b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8ec1b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c8ec1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c8ec1b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ce9d79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c3b80b"/>
    </style:style>
    <style:style style:name="P43" style:family="paragraph" style:parent-style-name="Paragraph">
      <style:text-properties officeooo:rsid="01b3c1c4" officeooo:paragraph-rsid="01a8d3d8"/>
    </style:style>
    <style:style style:name="P44" style:family="paragraph" style:parent-style-name="Paragraph">
      <style:text-properties officeooo:rsid="01b3c1c4" officeooo:paragraph-rsid="01c51658"/>
    </style:style>
    <style:style style:name="P45" style:family="paragraph" style:parent-style-name="Paragraph">
      <style:text-properties officeooo:rsid="01bdea49" officeooo:paragraph-rsid="01bdea49"/>
    </style:style>
    <style:style style:name="P46" style:family="paragraph" style:parent-style-name="Paragraph">
      <style:text-properties officeooo:rsid="01bdea49" officeooo:paragraph-rsid="01bf2a61"/>
    </style:style>
    <style:style style:name="P47" style:family="paragraph" style:parent-style-name="Paragraph">
      <style:text-properties officeooo:rsid="01bdea49" officeooo:paragraph-rsid="01c6fa34"/>
    </style:style>
    <style:style style:name="P48" style:family="paragraph" style:parent-style-name="Paragraph">
      <style:text-properties officeooo:rsid="01c3b80b" officeooo:paragraph-rsid="01c3b80b"/>
    </style:style>
    <style:style style:name="P49" style:family="paragraph" style:parent-style-name="Heading">
      <style:text-properties officeooo:paragraph-rsid="01b3c1c4"/>
    </style:style>
    <style:style style:name="P50" style:family="paragraph" style:parent-style-name="Table_20_Contents">
      <style:text-properties style:font-name="Calibri" fo:font-size="11pt" officeooo:rsid="01b171c2" officeooo:paragraph-rsid="01ce9d79" style:font-size-asian="11pt" style:font-size-complex="11pt"/>
    </style:style>
    <style:style style:name="P5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f04bb" style:font-size-asian="11pt" style:font-size-complex="11pt"/>
    </style:style>
    <style:style style:name="P52" style:family="paragraph" style:parent-style-name="Table_20_Contents">
      <style:text-properties style:font-name="Calibri" fo:font-size="11pt" officeooo:rsid="0164900f" officeooo:paragraph-rsid="01cf04bb" style:font-size-asian="11pt" style:font-size-complex="11pt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f04bb" style:font-size-asian="11pt" style:font-size-complex="11pt"/>
    </style:style>
    <style:style style:name="P54" style:family="paragraph" style:parent-style-name="Table_20_Contents">
      <style:text-properties style:font-name="Calibri" fo:font-size="11pt" officeooo:rsid="013d46b1" officeooo:paragraph-rsid="01cf04bb" style:font-size-asian="11pt" style:font-size-complex="11pt"/>
    </style:style>
    <style:style style:name="P55" style:family="paragraph" style:parent-style-name="Table_20_Contents">
      <style:text-properties style:font-name="Calibri" fo:font-size="11pt" officeooo:rsid="016722c9" officeooo:paragraph-rsid="01cf04bb" style:font-size-asian="11pt" style:font-size-complex="11pt"/>
    </style:style>
    <style:style style:name="P5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f04bb" style:font-size-asian="11pt" style:font-size-complex="11pt"/>
    </style:style>
    <style:style style:name="P57" style:family="paragraph" style:parent-style-name="Table_20_Contents">
      <style:text-properties style:font-name="Calibri" fo:font-size="11pt" officeooo:rsid="000ca0c9" officeooo:paragraph-rsid="01cf04bb" style:font-size-asian="11pt" style:font-size-complex="11pt"/>
    </style:style>
    <style:style style:name="P58" style:family="paragraph" style:parent-style-name="Table_20_Contents">
      <style:text-properties style:font-name="Calibri" fo:font-size="11pt" officeooo:rsid="000bac1b" officeooo:paragraph-rsid="01cf04bb" style:font-size-asian="11pt" style:font-size-complex="11pt"/>
    </style:style>
    <style:style style:name="P59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0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f04bb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f2a61"/>
    </style:style>
    <style:style style:name="T17" style:family="text">
      <style:text-properties officeooo:rsid="01c3b80b"/>
    </style:style>
    <style:style style:name="T18" style:family="text">
      <style:text-properties fo:font-weight="normal" officeooo:rsid="01c3b80b" style:font-weight-asian="normal" style:font-weight-complex="normal"/>
    </style:style>
    <style:style style:name="T19" style:family="text">
      <style:text-properties officeooo:rsid="01c51658"/>
    </style:style>
    <style:style style:name="T20" style:family="text">
      <style:text-properties officeooo:rsid="01c6fa34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cc47e6"/>
    </style:style>
    <style:style style:name="T24" style:family="text">
      <style:text-properties officeooo:rsid="01cd7a4f"/>
    </style:style>
    <style:style style:name="T25" style:family="text">
      <style:text-properties officeooo:rsid="0171081e"/>
    </style:style>
    <style:style style:name="T26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50"><text:text-input text:description="">{% for address in  recipient.contactMethod['address'] %}</text:text-input></text:p>
            <text:p text:style-name="P50"><text:text-input text:description="">{{ address }}</text:text-input></text:p>
            <text:p text:style-name="P5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6"/>
      <text:h text:style-name="P49" text:outline-level="1"><text:span text:style-name="T12"><text:text-input text:description="">{{ creditor }}</text:text-input></text:span><text:span text:style-name="T12"> (“the Creditor”) – Letter of Demand</text:span></text:h>
      <text:p text:style-name="P42">We act for the Creditor. <text:s/>We refer to the <text:span text:style-name="T23">guarantee</text:span> <text:span text:style-name="T17">you executed on</text:span> <text:text-input text:description="">{{ documentDate }}</text:text-input> <text:span text:style-name="T17">in favour of the Creditor </text:span><text:span text:style-name="T18">(</text:span><text:span text:style-name="T10">Guarantee</text:span><text:span text:style-name="T18">)</text:span><text:span text:style-name="T17">. <text:s/></text:span></text:p>
      <text:p text:style-name="P48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41"><text:text-input text:description="">{% if breakdown and breakdown.show == 'Yes' %}</text:text-input></text:p>
      <text:p text:style-name="P44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3684611876278059061" text:style-name="L1">
              <text:list-item>
                <text:p text:style-name="P59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70849347829895" text:continue-numbering="true" text:style-name="L1">
              <text:list-header>
                <text:p text:style-name="P60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70849283994961" text:continue-numbering="true" text:style-name="L1">
              <text:list-item>
                <text:p text:style-name="P59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70850188302091" text:continue-numbering="true" text:style-name="L1">
              <text:list-header>
                <text:p text:style-name="P59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3"><text:text-input text:description="">{% else %}</text:text-input></text:p>
      <text:p text:style-name="P44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39"><text:text-input text:description="">{% endif %}</text:text-input></text:p>
      <text:p text:style-name="P39"><text:text-input text:description="">{% if interestIncluded %}</text:text-input></text:p>
      <text:p text:style-name="P45">Interest continues to accrue on the outstanding amount in accordance with the Agreement, until the date of actual payment. </text:p>
      <text:p text:style-name="P40"><text:text-input text:description="">{% endif %}</text:text-input></text:p>
      <text:p text:style-name="P47"><text:span text:style-name="T20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46"><text:span text:style-name="T16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<text:span text:style-name="T24">you</text:span>.</text:p>
      <text:p text:style-name="P46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8">Yours <text:text-input text:description="">{{ valediction }}</text:text-input></text:p>
            <text:p text:style-name="P37">Evolution Lawyers</text:p>
            <text:p text:style-name="P30"/>
            <text:p text:style-name="P30"/>
            <text:p text:style-name="P30"/>
            <text:p text:style-name="P31"/>
            <text:p text:style-name="P30"><text:text-input text:description="">{% if sender %}</text:text-input></text:p>
            <text:p text:style-name="P32"><text:text-input text:description="">{{ sender }}</text:text-input></text:p>
            <text:p text:style-name="P32"><text:text-input text:description="">{{ mappings.sender[sender].title }}</text:text-input></text:p>
            <text:p text:style-name="P32"><text:text-input text:description="">{{ mappings.sender[sender].phone }}</text:text-input></text:p>
            <text:p text:style-name="P33"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53"><text:text-input text:description="">{% if copyTo %}</text:text-input></text:p>
      <text:p text:style-name="P61"/>
      <text:p text:style-name="P61"/>
      <text:p text:style-name="P54"><text:text-input text:description="">{% for copy in copyTo %}</text:text-input></text:p>
      <text:p text:style-name="P55"><text:text-input text:description="">{% if loop.index == 1 %}</text:text-input></text:p>
      <text:p text:style-name="P57">Copy To:<text:tab/><text:span text:style-name="T21"><text:text-input text:description="">{{ copy.name }}</text:text-input></text:span></text:p>
      <text:p text:style-name="P52"><text:text-input text:description="">{% else %}</text:text-input></text:p>
      <text:p text:style-name="P52"><text:tab/><text:tab/><text:span text:style-name="T21"><text:text-input text:description="">{{ copy.name }}</text:text-input></text:span></text:p>
      <text:p text:style-name="P52"><text:text-input text:description="">{% endif %}</text:text-input></text:p>
      <text:p text:style-name="P54"><text:tab/><text:tab/><text:span text:style-name="T22"><text:text-input text:description="">{% if copy.email %}</text:text-input></text:span></text:p>
      <text:p text:style-name="P54"><text:tab/><text:tab/><text:span text:style-name="T22"><text:text-input text:description="">{{ copy.email }}</text:text-input></text:span></text:p>
      <text:p text:style-name="P52"><text:tab/><text:tab/><text:text-input text:description="">{% endif %}</text:text-input></text:p>
      <text:p text:style-name="P54"><text:tab/><text:tab/><text:span text:style-name="T25"><text:text-input text:description="">{% for addressLine in copy['address'] %}</text:text-input></text:span></text:p>
      <text:p text:style-name="P54"><text:tab/><text:tab/><text:span text:style-name="T26"><text:text-input text:description="">{{ addressLine }}</text:text-input></text:span></text:p>
      <text:p text:style-name="P58"><text:tab/><text:tab/><text:span text:style-name="T26"><text:text-input text:description="">{% endfor %}</text:text-input></text:span></text:p>
      <text:p text:style-name="P58"/>
      <text:p text:style-name="P56"><text:text-input text:description="">{% endfor %}</text:text-input></text:p>
      <text:p text:style-name="P51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8:49.073908000</dc:date>
    <meta:editing-duration>P3DT4H13M20S</meta:editing-duration>
    <meta:editing-cycles>424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68" meta:word-count="690" meta:character-count="3527" meta:non-whitespace-character-count="3054"/>
  </office:meta>
</office:document-meta>
</file>